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7b77" officeooo:paragraph-rsid="001d7b77"/>
    </style:style>
    <style:style style:name="P2" style:family="paragraph" style:parent-style-name="Standard">
      <style:paragraph-properties fo:text-align="end" style:justify-single-word="false"/>
      <style:text-properties officeooo:rsid="001d7b77" officeooo:paragraph-rsid="001d7b77"/>
    </style:style>
    <style:style style:name="P3" style:family="paragraph" style:parent-style-name="Standard">
      <style:paragraph-properties fo:text-align="start" style:justify-single-word="false"/>
      <style:text-properties officeooo:rsid="001d7b77" officeooo:paragraph-rsid="001d7b7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bf7e" officeooo:paragraph-rsid="001dbf7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90aa" officeooo:paragraph-rsid="001f90a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88f7" officeooo:paragraph-rsid="002188f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71fd3" officeooo:paragraph-rsid="00271f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7cb43" officeooo:paragraph-rsid="0027cb43"/>
    </style:style>
    <style:style style:name="T1" style:family="text">
      <style:text-properties officeooo:rsid="001f90aa"/>
    </style:style>
    <style:style style:name="T2" style:family="text">
      <style:text-properties officeooo:rsid="0024b9af"/>
    </style:style>
    <style:style style:name="T3" style:family="text">
      <style:text-properties officeooo:rsid="00271fd3"/>
    </style:style>
    <style:style style:name="T4" style:family="text">
      <style:text-properties officeooo:rsid="0027cb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62: Assignment 3 Documentation</text:p>
      <text:p text:style-name="P2">Tomas McMonigal</text:p>
      <text:p text:style-name="P3"/>
      <text:list xml:id="list3448271251" text:style-name="L1">
        <text:list-item>
          <text:p text:style-name="P4">unittest1.c</text:p>
          <text:list>
            <text:list-item>
              <text:p text:style-name="P4"><text:span text:style-name="T3">In this </text:span>program I am testing the function int actionCouncil_room() defined in dominion.c</text:p>
            </text:list-item>
            <text:list-item>
              <text:p text:style-name="P4">There is a bug in this function that I introduced in assignment 2: numBuys is not incremented every time the function is called – this line is commented out.</text:p>
            </text:list-item>
            <text:list-item>
              <text:p text:style-name="P4">To test this function <text:span text:style-name="T3">I first initialize a new game and the variables necessary for testing. Then, </text:span>I created a for loop that executes 10 times, and each time it calls it. After calling it (still within the loop) I add 4 cards to the players deck to make sure that when the function gets called again. <text:span text:style-name="T1">Then, I check for the right number of cards in the players hand, and the correct number of number of buys the player should have left.</text:span></text:p>
            </text:list-item>
            <text:list-item>
              <text:p text:style-name="P5">Since I introduced a bug in assignment 2 that doesn’t increment the numBuys all the tests that check the number of buys left fail. Hence, 10/20 test fail.</text:p>
            </text:list-item>
          </text:list>
        </text:list-item>
        <text:list-item>
          <text:p text:style-name="P5">unittest2.c</text:p>
          <text:list>
            <text:list-item>
              <text:p text:style-name="P5"><text:span text:style-name="T3">In this </text:span>program I am testing the function actionSmithy() defined in dominion.c</text:p>
            </text:list-item>
            <text:list-item>
              <text:p text:style-name="P6">There is a bug in this function that I introduced in assignment 2: the smithy card is not discarded from hand – this line is commented out.</text:p>
            </text:list-item>
            <text:list-item>
              <text:p text:style-name="P6">To test this function I <text:span text:style-name="T3">first initialized a new game and all the variables necessary for testing. Then, I </text:span>created a loop that executes 10 times. <text:span text:style-name="T2">In each loop, the actionSmithy function is called, then 4 cards are discarded from hand and 4 cards are added to the deck to make sure there is enough cards to in the deck to draw from in the next loop execution.</text:span></text:p>
            </text:list-item>
            <text:list-item>
              <text:p text:style-name="P7">All the tests fail because the card is not being discarded from the hand due to the bug.</text:p>
            </text:list-item>
          </text:list>
        </text:list-item>
        <text:list-item>
          <text:p text:style-name="P7">Unittest3.c</text:p>
          <text:list>
            <text:list-item>
              <text:p text:style-name="P7">In this program I am testing the function actionTreasure_map() function defined in dominion.c</text:p>
            </text:list-item>
            <text:list-item>
              <text:p text:style-name="P7">To test this function I first initialize a new game and all the variables necessary for testing, including the dummy variables that are going to be passed to the cardEffect function. Then, I replaced to cards in the players hand for two treasures and go into a for loop that gets executed 10 times. Every time it gets executed, it checks the player has the right amount of treasure cards in his/her hand, if both treasure map cards were discarded and if the number of gold cards in the player’s deck was incremented correctly.</text:p>
            </text:list-item>
            <text:list-item>
              <text:p text:style-name="P7">Since there are no bugs in this function, all the tests are passed.</text:p>
            </text:list-item>
          </text:list>
        </text:list-item>
        <text:list-item>
          <text:p text:style-name="P7">Unittest4.c</text:p>
          <text:list>
            <text:list-item>
              <text:p text:style-name="P7">In this program I am testing <text:span text:style-name="T4">the function actionFeast() defined in dominion.c</text:span></text:p>
            </text:list-item>
            <text:list-item>
              <text:p text:style-name="P8">To test this function I first initialize a new game and all the variables necessary for testing, including the dummy variables that are going to be passed to the cardEffect function. Then, the process goes into a for loop that executes 10 times, each time the actionFeast function is called with the smithy being the card arbitrarily selected to be added to player’s hand. Next there’s a nested for loop that checks for the right number of smithys in the player’s hand after each function call. </text:p>
            </text:list-item>
            <text:list-item>
              <text:p text:style-name="P8">Since there are no bugs in this function, all the tests are passed.</text:p>
            </text:list-item>
          </text:list>
        </text:list-item>
        <text:list-item>
          <text:p text:style-name="P8">Cardtest1.c</text:p>
          <text:list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52:21.127485698</meta:creation-date>
    <dc:date>2019-05-08T20:55:24.565868820</dc:date>
    <meta:editing-duration>PT16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538" meta:character-count="2944" meta:non-whitespace-character-count="2444"/>
  </office:meta>
</office:document-meta>
</file>